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200%" fo:text-align="start" style:justify-single-word="false" style:writing-mode="lr-tb"/>
      <style:text-properties style:text-underline-style="none" fo:font-weight="normal" style:font-weight-asian="normal" style:font-weight-complex="normal"/>
    </style:style>
    <style:style style:name="T1" style:family="text">
      <style:text-properties fo:font-size="6pt" style:font-size-asian="6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asis Resurrection – Chapter XIV</text:p>
      <text:p text:style-name="P1">Operation Backwater</text:p>
      <text:p text:style-name="P2"><text:tab/>Commodore Kane Mason asked Lieutenant Commander Teron Jaxx in a debriefing room: “Lt. Commander Jaxx, do you recall why operation Backwater failed?”</text:p>
      <text:p text:style-name="P2"><text:tab/>“I think so, but do you mind telling me again?”</text:p>
      <text:p text:style-name="P2"><text:tab/>“Not at all, my dear Generien friend, <text:s/>not at all. It was 14 years ago, in the year 3475 A.D., We tried a pre-emptive strike at the Kerrahh home world, and we had the following mother ships: Pegasus, Ixion, Perseus, Daedalus, <text:s/>Icarus, Aeneas, and Ragnarock.” </text:p>
      <text:p text:style-name="P2"><text:tab/>“The first five are of the Greek mythology, the sixth is of Roman myth and the last is of Norse origin, the end of all days, when the gods at Valhala will fight each other to the grim end of all things.”</text:p>
      <text:p text:style-name="P2"><text:tab/>“Yeah, I suppose. Don't interrupt unless you have something meaningful to say.”</text:p>
      <text:p text:style-name="P2"><text:tab/>“Yes, sir, please continue.”</text:p>
      <text:p text:style-name="P2"><text:tab/>“At any rate, each mother ship was 16 miles long, carrying merely 70,000 F-512-XA each, not including the seven nuclear submarines each mother ship parachuted into the atmosphere using gravity negators to enter the atmosphere as quietly as possible.”</text:p>
      <text:p text:style-name="P2"><text:tab/>“The parachute was going well, right?”</text:p>
      <text:p text:style-name="P2"><text:tab/>“Yeah, they entered silently into the ocean behind the main capital to the south-east according to our spy satellites. But out of the messages that the nuclear subs were broadcasting, only two words could be discerned.”</text:p>
      <text:p text:style-name="P2"><text:tab/>“Deuterium and Tritium.”</text:p>
      <text:p text:style-name="P2"><text:tab/>“Yes, heavy water. I once as a kid thought H<text:span text:style-name="T1">3</text:span>0 is their formula, it ain't, it's either D<text:span text:style-name="T1">2</text:span>0 or T<text:span text:style-name="T1">2</text:span>0 respectively.”</text:p>
      <text:p text:style-name="P2"><text:tab/>“You mean Hydrogen with a neutron is Deuterium and one with two neutrons is Tritium, the only isotopes with a special name.”</text:p>
      <text:p text:style-name="P2"><text:tab/>“That is correct.”</text:p>
      <text:p text:style-name="P2"><text:soft-page-break/><text:tab/>“What happened next?”</text:p>
      <text:p text:style-name="P2"><text:tab/>“The Psyions <text:s/>and Admiral Jesus Mandriva got nervous and aborted the operation which originally was called Back-Splash Manoeuvre.”</text:p>
      <text:p text:style-name="P2"><text:tab/>“What was the idea behind it?”</text:p>
      <text:p text:style-name="P2"><text:tab/>“To nuke seven major cities, then use around 490,000 F-512-XAs <text:s/>to deal with the rest of them.”</text:p>
      <text:p text:style-name="P2"><text:tab/>“Scatter the scattered?”</text:p>
      <text:p text:style-name="P2"><text:tab/>“Something like that.”</text:p>
      <text:p text:style-name="P2"><text:tab/>“How come the spying satellites didn't find about the Deuterium and Tritium before hand?”</text:p>
      <text:p text:style-name="P2"><text:tab/>“We thought the radiation of isotopes were originated by the atmosphere itself, that our subs can be insulated enough from the radiation as it is. It was a massacre the way the nuclear subs <text:s/>imploded into themselves from a pressure of 4 Kilo Meters deep-water on the surface level of the heavy water environment.”</text:p>
      <text:p text:style-name="P2"><text:tab/>“Shouldn't they had to float considering the specific gravity in terms of density-wise?”</text:p>
      <text:p text:style-name="P2"><text:tab/>“Their left-overs floated after the implosion.”</text:p>
      <text:p text:style-name="P2"><text:tab/>“Next time let's parachute some tanks, right?”</text:p>
      <text:p text:style-name="P2"><text:tab/>“Get the hell out of here,” He gestured in a semi-serious tone and then finished with “... I mean dismissed.”</text:p>
      <text:p text:style-name="P2"><text:tab/>“Sir, yes sir.” Teron took it absent-mindedly as could well be expected from a Gener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oZooL Obliterator</meta:initial-creator>
    <meta:creation-date>2009-01-16T15:48:23.29</meta:creation-date>
    <dc:date>2010-06-11T14:12:08.06</dc:date>
    <dc:creator>OoZooL Obliterator666</dc:creator>
    <meta:editing-duration>PT00H47M03S</meta:editing-duration>
    <meta:editing-cycles>5</meta:editing-cycles>
    <meta:generator>OpenOffice.org/3.2$Win32 OpenOffice.org_project/320m12$Build-9483</meta:generator>
    <meta:document-statistic meta:table-count="0" meta:image-count="0" meta:object-count="0" meta:page-count="2" meta:paragraph-count="28" meta:word-count="478" meta:character-count="2733"/>
    <meta:user-defined meta:name="Info 1"/>
    <meta:user-defined meta:name="Info 2"/>
    <meta:user-defined meta:name="Info 3"/>
    <meta:user-defined meta:name="Info 4"/>
  </office:meta>
</office:document-meta>
</file>